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exend" svg:font-family="Lexend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loext:opacity="100%" style:text-line-through-style="none" style:text-line-through-type="none" style:font-name="Lexend" fo:font-size="15pt" fo:font-style="normal" style:text-underline-style="none" fo:font-weight="normal" officeooo:rsid="00062ecb" officeooo:paragraph-rsid="00062ecb" style:text-blinking="false" fo:background-color="transparent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exend" fo:font-size="15pt" fo:font-style="normal" style:text-underline-style="none" fo:font-weight="normal" officeooo:rsid="00062ecb" officeooo:paragraph-rsid="00062ecb" style:text-blinking="false" fo:background-color="transparen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20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officeooo:rsid="00062ecb" officeooo:paragraph-rsid="000d7bb4" style:text-blinking="false" fo:background-color="transparen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20%" fo:text-align="justify" style:justify-single-word="false" fo:text-indent="0in" style:auto-text-indent="false" style:writing-mode="lr-tb"/>
      <style:text-properties officeooo:rsid="00062ecb" officeooo:paragraph-rsid="000d7bb4"/>
    </style:style>
    <style:style style:name="T1" style:family="text">
      <style:text-properties style:text-position="0% 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exend" fo:font-size="15pt" fo:font-style="normal" fo:font-weight="normal"/>
    </style:style>
    <style:style style:name="T4" style:family="text">
      <style:text-properties style:font-name="Lexend" fo:font-size="15pt" fo:font-style="normal" fo:font-weight="normal" officeooo:rsid="00090c3d"/>
    </style:style>
    <style:style style:name="T5" style:family="text">
      <style:text-properties style:font-name="Lexend" fo:font-size="15pt" fo:font-style="normal" fo:font-weight="normal" officeooo:rsid="000a105b"/>
    </style:style>
    <style:style style:name="T6" style:family="text">
      <style:text-properties style:font-name="Lexend" fo:font-size="15pt" fo:font-style="normal" fo:font-weight="normal" officeooo:rsid="000c4037"/>
    </style:style>
    <style:style style:name="T7" style:family="text">
      <style:text-properties style:font-name="Lexend" fo:font-size="15pt" fo:font-style="normal" fo:font-weight="normal" officeooo:rsid="000aa821"/>
    </style:style>
    <style:style style:name="T8" style:family="text">
      <style:text-properties style:font-name="Lexend" fo:font-size="15pt" fo:font-style="normal" fo:font-weight="normal" officeooo:rsid="000aa857"/>
    </style:style>
    <style:style style:name="T9" style:family="text">
      <style:text-properties style:font-name="Lexend" fo:font-size="15pt" fo:font-style="normal" fo:font-weight="normal" officeooo:rsid="000d7bb4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exend" fo:font-size="15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exend" fo:font-size="15pt" fo:font-style="normal" style:text-underline-style="none" fo:font-weight="normal" officeooo:rsid="000d7bb4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bres:</text:span> <text:tab/> <text:tab/><text:tab/>Luis Nazario Loyola Aquino. </text:p>
      <text:p text:style-name="P1"><text:span text:style-name="T2">congregación:</text:span> <text:tab/><text:tab/>Faro de Miraflores.</text:p>
      <text:p text:style-name="P2"><text:span text:style-name="T2">Edad:</text:span> <text:tab/><text:tab/> <text:tab/><text:tab/>36 años </text:p>
      <text:p text:style-name="P2"><text:span text:style-name="T2">Privilegio de servicios:</text:span> <text:s text:c="2"/>Precursor auxiliar</text:p>
      <text:p text:style-name="P2"/>
      <text:p text:style-name="P3"><text:span text:style-name="T3">El domingo 15 de junio a las 8:20 p.m. mi persona con </text:span><text:span text:style-name="T4">un grupo de </text:span><text:span text:style-name="T3">hermano</text:span><text:span text:style-name="T4">s</text:span><text:span text:style-name="T3"> esperabamos a la embarcación Saragoza </text:span><text:span text:style-name="T4">en la </text:span><text:span text:style-name="T3">cocina del hotel de nuestro alojamiento en Santa Maria de Huanay. Entre conversar y conversar sali </text:span><text:span text:style-name="T4">fuera </text:span><text:span text:style-name="T3">de la </text:span><text:span text:style-name="T4">c</text:span><text:span text:style-name="T3">oncina</text:span><text:span text:style-name="T4"> y en la vereda</text:span><text:span text:style-name="T3"> visualice a dos de nuestras hermanan Nataly y Eliana.</text:span></text:p>
      <text:p text:style-name="P3"><text:span text:style-name="T3"><text:tab/>Pues ellas estaba</text:span><text:span text:style-name="T4">n</text:span><text:span text:style-name="T3"> conversando </text:span><text:span text:style-name="T5">por separado</text:span><text:span text:style-name="T3"> </text:span><text:span text:style-name="T4">con un</text:span><text:span text:style-name="T3"> matrimonio</text:span><text:span text:style-name="T6">(Henry y Julia)</text:span><text:span text:style-name="T3"> ; personas de la tercera </text:span><text:span text:style-name="T4">edad. </text:span><text:span text:style-name="T3">Y pude percibir que el esposo tenía muchas preguntas y gran interés, </text:span><text:span text:style-name="T5">en concecuencia </text:span><text:span text:style-name="T3">me acerque y los salude cordialmente </text:span><text:span text:style-name="T5">y con tact</text:span><text:span text:style-name="T6">o</text:span><text:span text:style-name="T3"> dej</text:span><text:span text:style-name="T5">e</text:span><text:span text:style-name="T3"> que Eliana me derivara a mi persona. </text:span></text:p>
      <text:p text:style-name="P3"><text:span text:style-name="T3"><text:tab/>Le expliqué al señor el porqué </text:span><text:span text:style-name="T6">de nuestra precencia en </text:span><text:span text:style-name="T5">su localidad</text:span><text:span text:style-name="T3">, </text:span><text:span text:style-name="T5">tambien le explique la esperanza de Dios para los seres humanos y</text:span><text:span text:style-name="T3"> L</text:span><text:span text:style-name="T5">u</text:span><text:span text:style-name="T3">e</text:span><text:span text:style-name="T5">go le</text:span><text:span text:style-name="T3"> mostré el </text:span><text:span text:style-name="T5">folleto D</text:span><text:span text:style-name="T3">isfrute y le </text:span><text:span text:style-name="T6">comuni</text:span><text:span text:style-name="T3">que, </text:span><text:span text:style-name="T6">que </text:span><text:span text:style-name="T3">dentro de un mes, van a venir nuestros hermanos y </text:span><text:span text:style-name="T5">le anime a</text:span><text:span text:style-name="T3"> solicitar un curso de la biblia. </text:span></text:p>
      <text:p text:style-name="P3"><text:span text:style-name="T3"><text:tab/>Esper</text:span><text:span text:style-name="T6">e </text:span><text:span text:style-name="T5">que</text:span><text:span text:style-name="T3"> el hombre y su esposa se marcharan. Pero no </text:span><text:span text:style-name="T5">sucedio. </text:span><text:span text:style-name="T3">Entonces </text:span><text:span text:style-name="T5">decidi </text:span><text:span text:style-name="T3">comenzar el cursos en ese mi</text:span><text:span text:style-name="T5">smo</text:span><text:span text:style-name="T3"> instante, para el cual el accedió. </text:span><text:span text:style-name="T5">Iniciamos </text:span><text:span text:style-name="T3">con </text:span><text:span text:style-name="T5">la </text:span><text:span text:style-name="T3">primera lección, Como puede ayudal</text:span><text:span text:style-name="T7">e</text:span><text:span text:style-name="T3"> la biblia? luego de ello, pasamos a la</text:span><text:span text:style-name="T7">s </text:span><text:span text:style-name="T3">preguntas y así sucesivamente. </text:span></text:p>
      <text:p text:style-name="P3"><text:span text:style-name="T7"><text:tab/>En un </text:span><text:span text:style-name="T3">principio le era dificil comprende</text:span><text:span text:style-name="T7">r</text:span><text:span text:style-name="T3"> los videos </text:span><text:span text:style-name="T7">por tanto lo reproducia dos veces,</text:span><text:span text:style-name="T3"> también su lectura dificultaba el estudio, entonces yo </text:span><text:span text:style-name="T7">lo leia </text:span><text:span text:style-name="T8">otra vez</text:span><text:span text:style-name="T3"> . Pero cuando se le preguntaba, respond</text:span><text:span text:style-name="T8">ia</text:span><text:span text:style-name="T3"> muy bien y los minutos pasaban y sin darnos cuenta ya </text:span><text:soft-page-break/><text:span text:style-name="T3">estábamos a punto resumen. </text:span><text:span text:style-name="T6">Hasta que alguien grito “</text:span><text:span text:style-name="T3">El Zaragoza” y </text:span><text:span text:style-name="T9">pues me tome un tiempo para terminar y le solicite el telefono para no perder el contacto y luego me despedi de el y su esposa</text:span><text:span text:style-name="T3">. </text:span></text:p>
      <text:p text:style-name="P4"><text:span text:style-name="T10"><text:tab/>Y ahora pienso llamarle </text:span><text:span text:style-name="T11">el domingo 22</text:span><text:span text:style-name="T10"> de junio para continuar con las lec</text:span><text:span text:style-name="T11">c</text:span><text:span text:style-name="T10">iones siguien</text:span><text:span text:style-name="T11">tes.</text:span><text:span text:style-name="T10"> En conclusion fue </text:span><text:span text:style-name="T11">una </text:span><text:span text:style-name="T10">conversac</text:span><text:span text:style-name="T11">ion excelente, pues el hombre mostro interes sincer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exend" svg:font-family="Lexend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9T16:03:32.948752468</meta:creation-date>
    <dc:date>2025-06-20T16:04:07.483627700</dc:date>
    <meta:editing-duration>PT22M11S</meta:editing-duration>
    <meta:editing-cycles>5</meta:editing-cycles>
    <meta:generator>LibreOffice/25.2.4.3$Linux_X86_64 LibreOffice_project/520$Build-3</meta:generator>
    <meta:print-date>2025-06-20T16:03:58.110631345</meta:print-date>
    <meta:printed-by>PDF files</meta:printed-by>
    <meta:document-statistic meta:table-count="0" meta:image-count="0" meta:object-count="0" meta:page-count="2" meta:paragraph-count="10" meta:word-count="329" meta:character-count="1918" meta:non-whitespace-character-count="1575"/>
  </office:meta>
</office:document-meta>
</file>